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 table:number-rows-repeated="7"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A13" table:display-filter-buttons="true" table:orientation="column">
          <table:filter>
            <table:filter-and>
              <table:filter-condition table:field-number="0" table:value="" table:operator="=">
                <table:filter-set-item table:value=""/>
                <table:filter-set-item table:value="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Roboto" style:language-asian="zxx" style:country-asian="none" style:font-name-complex="Roboto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3:45:41.010791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Roland Kurmann</meta:initial-creator>
    <meta:creation-date>2020-03-03T14:02:49.738630751</meta:creation-date>
    <dc:date>2020-04-04T13:45:58.507163400</dc:date>
    <meta:editing-duration>PT15M13S</meta:editing-duration>
    <meta:editing-cycles>6</meta:editing-cycles>
    <meta:generator>LibreOfficeDev/7.0.0.0.alpha0$Linux_X86_64 LibreOffice_project/74e0b1cda8f205e244fb0f4630d5f1c764b02c9c</meta:generator>
    <meta:document-statistic meta:table-count="1" meta:cell-count="6" meta:object-count="0"/>
  </office:meta>
</office:document-meta>
</file>